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fo:color="#666666" style:font-name="Calibri1" fo:font-size="13pt" officeooo:paragraph-rsid="0035b1bf" style:font-size-asian="13pt" style:font-name-complex="Arial" style:font-size-complex="13pt"/>
    </style:style>
    <style:style style:name="P2" style:family="paragraph" style:parent-style-name="Standard">
      <style:paragraph-properties fo:line-height="100%" fo:text-align="justify" style:justify-single-word="false"/>
      <style:text-properties fo:color="#666666" style:font-name="Calibri1" fo:font-size="13pt" officeooo:rsid="002c2d6f" officeooo:paragraph-rsid="002c2d6f" style:font-size-asian="13pt" style:font-name-complex="Arial" style:font-size-complex="13pt"/>
    </style:style>
    <style:style style:name="P3" style:family="paragraph" style:parent-style-name="Standard">
      <style:paragraph-properties fo:line-height="100%" fo:text-align="justify" style:justify-single-word="false"/>
      <style:text-properties fo:color="#666666" style:font-name="Calibri1" fo:font-size="13pt" officeooo:rsid="0053901c" officeooo:paragraph-rsid="0053901c" style:font-size-asian="13pt" style:font-name-complex="Arial" style:font-size-complex="13pt"/>
    </style:style>
    <style:style style:name="P4" style:family="paragraph" style:parent-style-name="Standard">
      <style:paragraph-properties fo:line-height="100%" fo:text-align="justify" style:justify-single-word="false"/>
      <style:text-properties fo:color="#666666" style:font-name="Calibri1" fo:font-size="13pt" officeooo:rsid="005eb77c" officeooo:paragraph-rsid="005eb77c" style:font-size-asian="13pt" style:font-name-complex="Arial" style:font-size-complex="13pt"/>
    </style:style>
    <style:style style:name="P5" style:family="paragraph" style:parent-style-name="Standard">
      <style:paragraph-properties fo:line-height="100%" fo:text-align="justify" style:justify-single-word="false"/>
      <style:text-properties fo:color="#666666" style:font-name="Calibri1" fo:font-size="13pt" officeooo:rsid="00541a01" officeooo:paragraph-rsid="00541a01" style:font-size-asian="13pt" style:font-name-complex="Arial" style:font-size-complex="13pt"/>
    </style:style>
    <style:style style:name="P6" style:family="paragraph" style:parent-style-name="Standard">
      <style:paragraph-properties fo:line-height="100%" fo:text-align="justify" style:justify-single-word="false"/>
      <style:text-properties fo:color="#666666" style:font-name="Calibri1" fo:font-size="13pt" style:font-size-asian="13pt" style:font-size-complex="13pt"/>
    </style:style>
    <style:style style:name="P7" style:family="paragraph" style:parent-style-name="Standard">
      <style:paragraph-properties fo:line-height="100%" fo:text-align="justify" style:justify-single-word="false"/>
      <style:text-properties fo:color="#666666" style:font-name="Calibri1" fo:font-size="13pt" officeooo:rsid="0053901c" officeooo:paragraph-rsid="007c0111" style:font-size-asian="13pt" style:font-size-complex="13pt"/>
    </style:style>
    <style:style style:name="P8" style:family="paragraph" style:parent-style-name="Standard">
      <style:paragraph-properties fo:line-height="100%" fo:text-align="justify" style:justify-single-word="false"/>
      <style:text-properties style:font-name="Calibri1" fo:font-size="13pt" style:font-size-asian="13pt" style:font-name-complex="Arial" style:font-size-complex="13pt"/>
    </style:style>
    <style:style style:name="P9" style:family="paragraph" style:parent-style-name="Standard">
      <style:paragraph-properties fo:line-height="100%" fo:text-align="justify" style:justify-single-word="false"/>
      <style:text-properties style:font-name="Calibri1" fo:font-size="13pt" officeooo:paragraph-rsid="00096ddf" style:font-size-asian="13pt" style:font-name-complex="Arial" style:font-size-complex="13pt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Calibri1" fo:font-size="13pt" officeooo:paragraph-rsid="0035b1bf" style:font-size-asian="13pt" style:font-name-complex="Arial" style:font-size-complex="13pt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Calibri1" fo:font-size="13pt" officeooo:paragraph-rsid="000a1edc" style:font-size-asian="13pt" style:font-name-complex="Arial" style:font-size-complex="13pt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Calibri1" fo:font-size="13pt" officeooo:paragraph-rsid="000d958d" style:font-size-asian="13pt" style:font-name-complex="Arial" style:font-size-complex="13pt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Calibri1" fo:font-size="13pt" officeooo:paragraph-rsid="001b2122" style:font-size-asian="13pt" style:font-name-complex="Arial" style:font-size-complex="13pt"/>
    </style:style>
    <style:style style:name="P14" style:family="paragraph" style:parent-style-name="Standard">
      <style:paragraph-properties fo:line-height="100%" fo:text-align="justify" style:justify-single-word="false"/>
      <style:text-properties style:font-name="Calibri1" fo:font-size="13pt" officeooo:rsid="0042468a" officeooo:paragraph-rsid="0042468a" style:font-size-asian="13pt" style:font-name-complex="Arial" style:font-size-complex="13pt"/>
    </style:style>
    <style:style style:name="P15" style:family="paragraph" style:parent-style-name="Standard">
      <style:paragraph-properties fo:line-height="100%" fo:text-align="justify" style:justify-single-word="false"/>
      <style:text-properties style:font-name="Calibri1" fo:font-size="13pt" officeooo:rsid="002c2d6f" officeooo:paragraph-rsid="002c2d6f" style:font-size-asian="13pt" style:font-name-complex="Arial" style:font-size-complex="13pt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Calibri1" fo:font-size="13pt" style:font-size-asian="13pt" style:font-size-complex="13pt"/>
    </style:style>
    <style:style style:name="P17" style:family="paragraph" style:parent-style-name="Standard">
      <style:paragraph-properties fo:line-height="100%" fo:text-align="justify" style:justify-single-word="false"/>
      <style:text-properties style:font-name="Calibri1" fo:font-size="13pt" officeooo:paragraph-rsid="000a1edc" style:font-size-asian="13pt" style:font-size-complex="13pt"/>
    </style:style>
    <style:style style:name="P18" style:family="paragraph" style:parent-style-name="Standard">
      <style:paragraph-properties fo:line-height="100%" fo:text-align="justify" style:justify-single-word="false"/>
      <style:text-properties style:font-name="Calibri1" fo:font-size="13pt" officeooo:paragraph-rsid="000edab4" style:font-size-asian="13pt" style:font-size-complex="13pt"/>
    </style:style>
    <style:style style:name="P19" style:family="paragraph" style:parent-style-name="Standard">
      <style:paragraph-properties fo:line-height="100%" fo:text-align="justify" style:justify-single-word="false"/>
      <style:text-properties style:font-name="Calibri1" fo:font-size="13pt" officeooo:paragraph-rsid="0012564d" style:font-size-asian="13pt" style:font-size-complex="13pt"/>
    </style:style>
    <style:style style:name="P20" style:family="paragraph" style:parent-style-name="Standard">
      <style:paragraph-properties fo:line-height="100%" fo:text-align="justify" style:justify-single-word="false"/>
      <style:text-properties style:font-name="Calibri1" fo:font-size="13pt" officeooo:paragraph-rsid="005a1c10" style:font-size-asian="13pt" style:font-size-complex="13pt"/>
    </style:style>
    <style:style style:name="P21" style:family="paragraph" style:parent-style-name="Standard">
      <style:paragraph-properties fo:line-height="100%" fo:text-align="justify" style:justify-single-word="false"/>
      <style:text-properties style:font-name="Calibri1" fo:font-size="13pt" officeooo:paragraph-rsid="001b2122" style:font-size-asian="13pt" style:font-size-complex="13pt"/>
    </style:style>
    <style:style style:name="P22" style:family="paragraph" style:parent-style-name="Standard">
      <style:paragraph-properties fo:line-height="100%" fo:text-align="justify" style:justify-single-word="false"/>
      <style:text-properties style:font-name="Calibri1" fo:font-size="13pt" officeooo:paragraph-rsid="001fc84c" style:font-size-asian="13pt" style:font-size-complex="13pt"/>
    </style:style>
    <style:style style:name="P23" style:family="paragraph" style:parent-style-name="Standard">
      <style:paragraph-properties fo:line-height="100%" fo:text-align="justify" style:justify-single-word="false"/>
      <style:text-properties style:font-name="Calibri1" fo:font-size="13pt" officeooo:paragraph-rsid="002258a9" style:font-size-asian="13pt" style:font-size-complex="13pt"/>
    </style:style>
    <style:style style:name="P24" style:family="paragraph" style:parent-style-name="Standard">
      <style:paragraph-properties fo:line-height="100%" fo:text-align="justify" style:justify-single-word="false"/>
      <style:text-properties style:font-name="Calibri1" fo:font-size="13pt" officeooo:paragraph-rsid="0042468a" style:font-size-asian="13pt" style:font-size-complex="13pt"/>
    </style:style>
    <style:style style:name="P25" style:family="paragraph" style:parent-style-name="Standard">
      <style:paragraph-properties fo:line-height="100%" fo:text-align="justify" style:justify-single-word="false"/>
      <style:text-properties style:font-name="Calibri1" fo:font-size="13pt" officeooo:paragraph-rsid="002c2d6f" style:font-size-asian="13pt" style:font-size-complex="13pt"/>
    </style:style>
    <style:style style:name="P26" style:family="paragraph" style:parent-style-name="Standard">
      <style:paragraph-properties fo:line-height="100%" fo:text-align="justify" style:justify-single-word="false"/>
      <style:text-properties style:font-name="Calibri1" fo:font-size="13pt" officeooo:rsid="002c2d6f" officeooo:paragraph-rsid="002c2d6f" fo:background-color="#f58220" style:font-size-asian="13pt" style:font-name-complex="Arial" style:font-size-complex="13pt"/>
    </style:style>
    <style:style style:name="P27" style:family="paragraph" style:parent-style-name="Standard">
      <style:paragraph-properties fo:line-height="100%" fo:text-align="justify" style:justify-single-word="false"/>
      <style:text-properties style:font-name="Calibri1" fo:font-size="13pt" fo:font-weight="normal" officeooo:rsid="0033ca4a" officeooo:paragraph-rsid="0033ca4a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line-height="100%"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Calibri1" fo:font-size="13pt" style:font-size-asian="13pt" style:font-name-complex="Arial" style:font-size-complex="13pt"/>
    </style:style>
    <style:style style:name="P29" style:family="paragraph" style:parent-style-name="Standard">
      <style:paragraph-properties fo:line-height="100%"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Calibri1" fo:font-size="13pt" officeooo:rsid="002c2d6f" officeooo:paragraph-rsid="002c2d6f" style:font-size-asian="13pt" style:font-name-complex="Arial" style:font-size-complex="13pt"/>
    </style:style>
    <style:style style:name="P30" style:family="paragraph" style:parent-style-name="Standard" style:master-page-name="Standard">
      <style:paragraph-properties fo:line-height="100%" fo:text-align="justify" style:justify-single-word="false" style:page-number="auto" fo:padding-left="0cm" fo:padding-right="0cm" fo:padding-top="0cm" fo:padding-bottom="0.074cm" fo:border-left="none" fo:border-right="none" fo:border-top="none" fo:border-bottom="0.06pt solid #000000" style:join-border="false"/>
      <style:text-properties style:font-name="Calibri1" fo:font-size="13pt" officeooo:rsid="0066cfbb" officeooo:paragraph-rsid="0066cfbb" style:font-size-asian="13pt" style:font-name-complex="Arial" style:font-size-complex="13pt"/>
    </style:style>
    <style:style style:name="P31" style:family="paragraph" style:parent-style-name="Standard" style:list-style-name="L1">
      <style:paragraph-properties fo:line-height="100%" fo:text-align="justify" style:justify-single-word="false"/>
      <style:text-properties style:font-name="Calibri1" fo:font-size="13pt" officeooo:paragraph-rsid="003295ed" style:font-size-asian="13pt" style:font-name-complex="Arial" style:font-size-complex="13pt"/>
    </style:style>
    <style:style style:name="P32" style:family="paragraph" style:parent-style-name="Standard" style:list-style-name="L1">
      <style:paragraph-properties fo:line-height="100%" fo:text-align="justify" style:justify-single-word="false"/>
      <style:text-properties style:font-name="Calibri1" fo:font-size="13pt" officeooo:paragraph-rsid="00096ddf" style:font-size-asian="13pt" style:font-name-complex="Arial" style:font-size-complex="13pt"/>
    </style:style>
    <style:style style:name="P33" style:family="paragraph" style:parent-style-name="Standard">
      <style:paragraph-properties fo:line-height="100%"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Calibri1" fo:font-size="13pt" officeooo:rsid="0066cfbb" officeooo:paragraph-rsid="0066cfbb" style:font-size-asian="13pt" style:font-name-complex="Arial" style:font-size-complex="13pt"/>
    </style:style>
    <style:style style:name="T1" style:family="text">
      <style:text-properties style:font-name-complex="Arial"/>
    </style:style>
    <style:style style:name="T2" style:family="text">
      <style:text-properties officeooo:rsid="0008be32" style:font-name-complex="Arial"/>
    </style:style>
    <style:style style:name="T3" style:family="text">
      <style:text-properties officeooo:rsid="000edab4" style:font-name-complex="Arial"/>
    </style:style>
    <style:style style:name="T4" style:family="text">
      <style:text-properties officeooo:rsid="00109550" style:font-name-complex="Arial"/>
    </style:style>
    <style:style style:name="T5" style:family="text">
      <style:text-properties officeooo:rsid="0012564d" style:font-name-complex="Arial"/>
    </style:style>
    <style:style style:name="T6" style:family="text">
      <style:text-properties officeooo:rsid="00140cd6" style:font-name-complex="Arial"/>
    </style:style>
    <style:style style:name="T7" style:family="text">
      <style:text-properties officeooo:rsid="0015944b" style:font-name-complex="Arial"/>
    </style:style>
    <style:style style:name="T8" style:family="text">
      <style:text-properties officeooo:rsid="0016d5f9" style:font-name-complex="Arial"/>
    </style:style>
    <style:style style:name="T9" style:family="text">
      <style:text-properties officeooo:rsid="0016f59c" style:font-name-complex="Arial"/>
    </style:style>
    <style:style style:name="T10" style:family="text">
      <style:text-properties officeooo:rsid="00188fec" style:font-name-complex="Arial"/>
    </style:style>
    <style:style style:name="T11" style:family="text">
      <style:text-properties officeooo:rsid="001b2122" style:font-name-complex="Arial"/>
    </style:style>
    <style:style style:name="T12" style:family="text">
      <style:text-properties officeooo:rsid="001bb1b0" style:font-name-complex="Arial"/>
    </style:style>
    <style:style style:name="T13" style:family="text">
      <style:text-properties officeooo:rsid="001f2981" style:font-name-complex="Arial"/>
    </style:style>
    <style:style style:name="T14" style:family="text">
      <style:text-properties officeooo:rsid="001fc84c" style:font-name-complex="Arial"/>
    </style:style>
    <style:style style:name="T15" style:family="text">
      <style:text-properties officeooo:rsid="00208747" style:font-name-complex="Arial"/>
    </style:style>
    <style:style style:name="T16" style:family="text">
      <style:text-properties officeooo:rsid="0021e9a3" style:font-name-complex="Arial"/>
    </style:style>
    <style:style style:name="T17" style:family="text">
      <style:text-properties officeooo:rsid="002258a9" style:font-name-complex="Arial"/>
    </style:style>
    <style:style style:name="T18" style:family="text">
      <style:text-properties officeooo:rsid="00236ed2" style:font-name-complex="Arial"/>
    </style:style>
    <style:style style:name="T19" style:family="text">
      <style:text-properties officeooo:rsid="0023ea25" style:font-name-complex="Arial"/>
    </style:style>
    <style:style style:name="T20" style:family="text">
      <style:text-properties officeooo:rsid="0025e00c" style:font-name-complex="Arial"/>
    </style:style>
    <style:style style:name="T21" style:family="text">
      <style:text-properties officeooo:rsid="00299f9e" style:font-name-complex="Arial"/>
    </style:style>
    <style:style style:name="T22" style:family="text">
      <style:text-properties officeooo:rsid="002a76f7" style:font-name-complex="Arial"/>
    </style:style>
    <style:style style:name="T23" style:family="text">
      <style:text-properties officeooo:rsid="002c2d6f" style:font-name-complex="Arial"/>
    </style:style>
    <style:style style:name="T24" style:family="text">
      <style:text-properties officeooo:rsid="002ef1c1" style:font-name-complex="Arial"/>
    </style:style>
    <style:style style:name="T25" style:family="text">
      <style:text-properties officeooo:rsid="0035632e" style:font-name-complex="Arial"/>
    </style:style>
    <style:style style:name="T26" style:family="text">
      <style:text-properties officeooo:rsid="003c9772" style:font-name-complex="Arial"/>
    </style:style>
    <style:style style:name="T27" style:family="text">
      <style:text-properties officeooo:rsid="003ca2f3" style:font-name-complex="Arial"/>
    </style:style>
    <style:style style:name="T28" style:family="text">
      <style:text-properties officeooo:rsid="003cd84b" style:font-name-complex="Arial"/>
    </style:style>
    <style:style style:name="T29" style:family="text">
      <style:text-properties officeooo:rsid="00402ace" style:font-name-complex="Arial"/>
    </style:style>
    <style:style style:name="T30" style:family="text">
      <style:text-properties officeooo:rsid="0042468a" style:font-name-complex="Arial"/>
    </style:style>
    <style:style style:name="T31" style:family="text">
      <style:text-properties officeooo:rsid="00473ee7" style:font-name-complex="Arial"/>
    </style:style>
    <style:style style:name="T32" style:family="text">
      <style:text-properties officeooo:rsid="004c153f" style:font-name-complex="Arial"/>
    </style:style>
    <style:style style:name="T33" style:family="text">
      <style:text-properties officeooo:rsid="005a1c10" style:font-name-complex="Arial"/>
    </style:style>
    <style:style style:name="T34" style:family="text">
      <style:text-properties officeooo:rsid="0066c891" style:font-name-complex="Arial"/>
    </style:style>
    <style:style style:name="T35" style:family="text">
      <style:text-properties officeooo:rsid="0068da25" style:font-name-complex="Arial"/>
    </style:style>
    <style:style style:name="T36" style:family="text">
      <style:text-properties officeooo:rsid="006c53f8" style:font-name-complex="Arial"/>
    </style:style>
    <style:style style:name="T37" style:family="text">
      <style:text-properties officeooo:rsid="007072d2" style:font-name-complex="Arial"/>
    </style:style>
    <style:style style:name="T38" style:family="text">
      <style:text-properties officeooo:rsid="0075550a" style:font-name-complex="Arial"/>
    </style:style>
    <style:style style:name="T39" style:family="text">
      <style:text-properties officeooo:rsid="00780e58" style:font-name-complex="Arial"/>
    </style:style>
    <style:style style:name="T40" style:family="text">
      <style:text-properties officeooo:rsid="007b5047" style:font-name-complex="Arial"/>
    </style:style>
    <style:style style:name="T41" style:family="text">
      <style:text-properties officeooo:rsid="0045b1ba" style:font-name-complex="Arial"/>
    </style:style>
    <style:style style:name="T42" style:family="text">
      <style:text-properties officeooo:rsid="0079e4bd" style:font-name-complex="Arial"/>
    </style:style>
    <style:style style:name="T43" style:family="text">
      <style:text-properties officeooo:rsid="006a8033" style:font-name-complex="Arial"/>
    </style:style>
    <style:style style:name="T44" style:family="text">
      <style:text-properties officeooo:rsid="007f1e0d" style:font-name-complex="Arial"/>
    </style:style>
    <style:style style:name="T45" style:family="text">
      <style:text-properties officeooo:rsid="0080bb2e" style:font-name-complex="Arial"/>
    </style:style>
    <style:style style:name="T46" style:family="text">
      <style:text-properties officeooo:rsid="0080b326" style:font-name-complex="Arial"/>
    </style:style>
    <style:style style:name="T47" style:family="text">
      <style:text-properties officeooo:rsid="00846abb" style:font-name-complex="Arial"/>
    </style:style>
    <style:style style:name="T48" style:family="text">
      <style:text-properties officeooo:rsid="008532f7" style:font-name-complex="Arial"/>
    </style:style>
    <style:style style:name="T49" style:family="text">
      <style:text-properties officeooo:rsid="0086838e" style:font-name-complex="Arial"/>
    </style:style>
    <style:style style:name="T50" style:family="text">
      <style:text-properties officeooo:rsid="0087dc0e" style:font-name-complex="Arial"/>
    </style:style>
    <style:style style:name="T51" style:family="text">
      <style:text-properties officeooo:rsid="00880ec4" style:font-name-complex="Arial"/>
    </style:style>
    <style:style style:name="T52" style:family="text">
      <style:text-properties officeooo:rsid="008a31eb" style:font-name-complex="Arial"/>
    </style:style>
    <style:style style:name="T53" style:family="text">
      <style:text-properties officeooo:rsid="008cd9bc" style:font-name-complex="Arial"/>
    </style:style>
    <style:style style:name="T54" style:family="text">
      <style:text-properties officeooo:rsid="009051b7" style:font-name-complex="Arial"/>
    </style:style>
    <style:style style:name="T55" style:family="text">
      <style:text-properties officeooo:rsid="0092966a" style:font-name-complex="Arial"/>
    </style:style>
    <style:style style:name="T56" style:family="text">
      <style:text-properties officeooo:rsid="0093e569" style:font-name-complex="Arial"/>
    </style:style>
    <style:style style:name="T57" style:family="text">
      <style:text-properties officeooo:rsid="0094dc78" style:font-name-complex="Arial"/>
    </style:style>
    <style:style style:name="T58" style:family="text">
      <style:text-properties officeooo:rsid="0012564d" fo:background-color="#f58220" loext:char-shading-value="0" style:font-name-complex="Arial"/>
    </style:style>
    <style:style style:name="T59" style:family="text">
      <style:text-properties officeooo:rsid="001e8260" fo:background-color="#f58220" loext:char-shading-value="0" style:font-name-complex="Arial"/>
    </style:style>
    <style:style style:name="T60" style:family="text">
      <style:text-properties officeooo:rsid="001fc84c" fo:background-color="#f58220" loext:char-shading-value="0" style:font-name-complex="Arial"/>
    </style:style>
    <style:style style:name="T61" style:family="text">
      <style:text-properties officeooo:rsid="0025e00c" fo:background-color="#f58220" loext:char-shading-value="0" style:font-name-complex="Arial"/>
    </style:style>
    <style:style style:name="T62" style:family="text">
      <style:text-properties officeooo:rsid="002c2d6f" fo:background-color="#f58220" loext:char-shading-value="0" style:font-name-complex="Arial"/>
    </style:style>
    <style:style style:name="T63" style:family="text">
      <style:text-properties officeooo:rsid="00330035" fo:background-color="#f58220" loext:char-shading-value="0" style:font-name-complex="Arial"/>
    </style:style>
    <style:style style:name="T64" style:family="text">
      <style:text-properties officeooo:rsid="00416f26" fo:background-color="#f58220" loext:char-shading-value="0" style:font-name-complex="Arial"/>
    </style:style>
    <style:style style:name="T65" style:family="text">
      <style:text-properties officeooo:rsid="00581a26" fo:background-color="#f58220" loext:char-shading-value="0" style:font-name-complex="Arial"/>
    </style:style>
    <style:style style:name="T66" style:family="text">
      <style:text-properties officeooo:rsid="0075550a" fo:background-color="#f58220" loext:char-shading-value="0" style:font-name-complex="Arial"/>
    </style:style>
    <style:style style:name="T67" style:family="text">
      <style:text-properties officeooo:rsid="0045b1ba" fo:background-color="#f58220" loext:char-shading-value="0" style:font-name-complex="Arial"/>
    </style:style>
    <style:style style:name="T68" style:family="text">
      <style:text-properties officeooo:rsid="0096b80c" fo:background-color="#f58220" loext:char-shading-value="0" style:font-name-complex="Arial"/>
    </style:style>
    <style:style style:name="T69" style:family="text">
      <style:text-properties officeooo:rsid="001fc84c" fo:background-color="#faa61a" loext:char-shading-value="0" style:font-name-complex="Arial"/>
    </style:style>
    <style:style style:name="T70" style:family="text">
      <style:text-properties officeooo:rsid="0025e00c" fo:background-color="#faa61a" loext:char-shading-value="0" style:font-name-complex="Arial"/>
    </style:style>
    <style:style style:name="T71" style:family="text">
      <style:text-properties fo:font-weight="bold" officeooo:rsid="002c2d6f" style:font-weight-asian="bold" style:font-name-complex="Arial" style:font-weight-complex="bold"/>
    </style:style>
    <style:style style:name="T72" style:family="text">
      <style:text-properties officeooo:rsid="0035b1bf"/>
    </style:style>
    <style:style style:name="T73" style:family="text">
      <style:text-properties officeooo:rsid="00373c8b"/>
    </style:style>
    <style:style style:name="T74" style:family="text">
      <style:text-properties officeooo:rsid="00385ccb"/>
    </style:style>
    <style:style style:name="T75" style:family="text">
      <style:text-properties officeooo:rsid="0038c75c"/>
    </style:style>
    <style:style style:name="T76" style:family="text">
      <style:text-properties officeooo:rsid="003ac622"/>
    </style:style>
    <style:style style:name="T77" style:family="text">
      <style:text-properties style:text-underline-style="solid" style:text-underline-width="auto" style:text-underline-color="font-color" officeooo:rsid="0045b1ba" style:font-name-complex="Arial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officeooo:rsid="0054d07c"/>
    </style:style>
    <style:style style:name="T80" style:family="text">
      <style:text-properties officeooo:rsid="0035b1bf" fo:background-color="#00aaad" loext:char-shading-value="0"/>
    </style:style>
    <style:style style:name="T81" style:family="text">
      <style:text-properties officeooo:rsid="005ae51b"/>
    </style:style>
    <style:style style:name="T82" style:family="text">
      <style:text-properties officeooo:rsid="005bab6f"/>
    </style:style>
    <style:style style:name="T83" style:family="text">
      <style:text-properties officeooo:rsid="005bc937"/>
    </style:style>
    <style:style style:name="T84" style:family="text">
      <style:text-properties officeooo:rsid="005d0c4d"/>
    </style:style>
    <style:style style:name="T85" style:family="text">
      <style:text-properties officeooo:rsid="005f1dff"/>
    </style:style>
    <style:style style:name="T86" style:family="text">
      <style:text-properties officeooo:rsid="00674766" fo:background-color="transparent" loext:char-shading-value="0" style:font-name-complex="Arial"/>
    </style:style>
    <style:style style:name="T87" style:family="text">
      <style:text-properties officeooo:rsid="006fbc2c" fo:background-color="transparent" loext:char-shading-value="0" style:font-name-complex="Arial"/>
    </style:style>
    <style:style style:name="T88" style:family="text">
      <style:text-properties officeooo:rsid="007187ac" fo:background-color="transparent" loext:char-shading-value="0" style:font-name-complex="Arial"/>
    </style:style>
    <style:style style:name="T89" style:family="text">
      <style:text-properties officeooo:rsid="00735b10" fo:background-color="transparent" loext:char-shading-value="0" style:font-name-complex="Arial"/>
    </style:style>
    <style:style style:name="T90" style:family="text">
      <style:text-properties officeooo:rsid="00795b3a" fo:background-color="transparent" loext:char-shading-value="0" style:font-name-complex="Arial"/>
    </style:style>
    <style:style style:name="T91" style:family="text">
      <style:text-properties officeooo:rsid="00897ffc" fo:background-color="transparent" loext:char-shading-value="0" style:font-name-complex="Arial"/>
    </style:style>
    <style:style style:name="T92" style:family="text">
      <style:text-properties fo:font-weight="normal" officeooo:rsid="007072d2" style:font-weight-asian="normal" style:font-name-complex="Arial" style:font-weight-complex="normal"/>
    </style:style>
    <style:style style:name="T93" style:family="text">
      <style:text-properties officeooo:rsid="0094dc78"/>
    </style:style>
    <style:style style:name="T94" style:family="text">
      <style:text-properties officeooo:rsid="0096a58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a xlink:type="simple" xlink:href="https://docs.google.com/document/d/1-osI3ICmbSr3zOuPUAGrd60WqRdl-zXHoo3w-qpP0K8/edit" text:style-name="Internet_20_link" text:visited-style-name="Visited_20_Internet_20_Link">https://docs.google.com/document/d/1-osI3ICmbSr3zOuPUAGrd60WqRdl-zXHoo3w-qpP0K8/edit</text:a></text:p>
      <text:p text:style-name="P33"/>
      <text:p text:style-name="P8"><text:tab/><text:tab/>SZKOLENIE / SAMOUCZEK</text:p>
      <text:p text:style-name="P8"/>
      <text:p text:style-name="P16"><text:span text:style-name="T24">Pojawiasz</text:span><text:span text:style-name="T1"> się w pomieszczeniu, w którym spisane są zasady obowiązujące na mapie. Za Tobą znajduje się guzik rozpoczynający samouczek. Wciskasz go. Następuje teleportacja na samouczek.</text:span></text:p>
      <text:p text:style-name="P8"/>
      <text:list xml:id="list2726378256" text:style-name="L1">
        <text:list-item>
          <text:p text:style-name="P31">Etap #1 - Wybór poziomu trudności.</text:p>
        </text:list-item>
        <text:list-item>
          <text:p text:style-name="P31">Etap #2 - Sprawdzenie działania paczki tekstur dołączonej do mapy.</text:p>
        </text:list-item>
        <text:list-item>
          <text:p text:style-name="P32">Etap #3 - Walka z testowym zombie – "Zombie-Test".</text:p>
        </text:list-item>
        <text:list-item>
          <text:p text:style-name="P32">Teleportacja na mapę.</text:p>
        </text:list-item>
      </text:list>
      <text:p text:style-name="P28"/>
      <text:p text:style-name="P8"><text:tab/><text:tab/>START MAPY</text:p>
      <text:p text:style-name="P8"/>
      <text:p text:style-name="P9">Budzisz się na środku drogi. Obok Ciebie jest zniszczony wóz a w nim skrzynia z wyposażeniem. Udajesz się ścieżką do wioski Th'aaris, po drodze atakują Cię zombie, pokonujesz je. </text:p>
      <text:p text:style-name="P9">W końcu docierasz do wioski. Idziesz do Dozorcy. Jesteś zdziwiony tym że spotkałeś tyle zombie na ścieżce. Dozorca mówi Ci, że to może mieć coś wspólnego z dziwną aktywnością w krypcie na cmentarzu nieopodal, o czym wie od Maltorna. Mówi Ci także, że dostaniesz ekwipunek jeśli pomożesz mu uporać się z pająkami, które zadomowiły się u niego [Dozorcy] w piwnicy.</text:p>
      <text:p text:style-name="P9">Dostajesz klucz i idziesz do piwnicy. Otwierasz drzwi kluczem i wybijasz wszystkie pająki, łącznie jest ich 6. Wracasz do dozorcy, mówisz mu, że pokonałeś wszystkie pająki.</text:p>
      <text:p text:style-name="P9">W zamian za pomoc, dozorca daje Ci wyposażenie i sugeruje pójście do Maltorna, który jest kapłanem.</text:p>
      <text:p text:style-name="P17"><text:span text:style-name="T1">Idziesz do Maltorna, po drodze zabijasz wszystkie stwory, które Ci przeszkadzają. Mówi Ci że nieumarli, których spotkałeś to sługusy </text:span><text:span text:style-name="T25">Nase</text:span><text:span text:style-name="T1">, złego bóstwa, które próbuje przejąć władzę nad światem.</text:span></text:p>
      <text:p text:style-name="P17"><text:span text:style-name="T1">Mówi Ci również o krypcie w okolicy, której nekromanci </text:span><text:span text:style-name="T2">Nase</text:span><text:span text:style-name="T1"> używają do pozyskiwania nowych sługów. To najprawdopodobniej stamtąd pochodzą zombie, które napadły na okolicę. Chce, żebyś tam poszedł i zobaczył co tam się dzieje, martwi się, że to coś poważnego i może być za późno. Mówi ci, że jak spotkasz nekromantów to powinieneś spróbować ich osłabić, zabić ich raczej nie dasz rady.</text:span></text:p>
      <text:p text:style-name="P10">Udajesz się do krypty.</text:p>
      <text:p text:style-name="P1"><text:soft-page-break/><text:span text:style-name="T72">Słyszysz krzyki w oddali. Jeśli postanowisz pójść to sprawdzić dotrzesz do Olafa, którego dom jest oblężony przez hordę zombiaków. Sam Olaf jest w środku, woła o pomoc. Zabijasz zombie i mówisz mu, że już jest bezpiecznie. On zaczyna coś mamrotać, </text:span><text:span text:style-name="T80">&lt;TODO&gt;</text:span></text:p>
      <text:p text:style-name="P10">Po drodze mijasz 3 zrujnowane chaty, najprawdopodobniej to także sprawka plagi zombie. W środku jest kilka przedmiotów, nic specjalnego, resztę pewnie zabrali nieumarli. Idziesz dalej, w końcu docierasz do niedużego cmentarza, na którym znajduje się wspomniana krypta.</text:p>
      <text:p text:style-name="P11">Widzisz mnóstwo Zombie i Szkieletów, część jest w zbroi, część bez, widocznie szykują się do ataku. W krypcie znajdujesz Nekromantę. Ale nigdzie nie ma Janiela. Walczysz z Nekromantą, <text:span text:style-name="T73">nie jest łatwo, ale </text:span>pokonujesz go i postanawiasz wrócić do Maltorna, ale po drodze łapie <text:span text:style-name="T74">c</text:span>ię Janiel, który został ostrzeżony przez umierającego nekromantę.</text:p>
      <text:p text:style-name="P11">Zostajesz ogłuszony i <text:span text:style-name="T75">zabrany</text:span> do krypty, wewnątrz której Janiel urządził więzienie.</text:p>
      <text:p text:style-name="P28"/>
      <text:p text:style-name="P8"><text:tab/><text:tab/>WIĘZIENIE</text:p>
      <text:p text:style-name="P8"/>
      <text:p text:style-name="P12">Budzisz się, jesteś sam w ciemnej, <text:span text:style-name="T76">zimnej</text:span> celi, rozglądasz się, chciałbyś się wydostać. Nie masz jednak klucza.</text:p>
      <text:p text:style-name="P12">W celi znajduje się "toaleta", bez dna (przejście), wskakujesz do środka i przedostajesz się do innej celi. Spotykasz w niej brata Maltorna - Tomasza, którego Maltorn wysłał do krypty kilka dni wcześniej. Dziwisz się czemu Maltorn nic o nim [Tomaszu] nie wspomniał, jak również o tym że nie wrócił.</text:p>
      <text:p text:style-name="P18"><text:span text:style-name="T1">Tomasz pyta się jak tu dotarłeś, odpowiadasz mu, że przez ścieki, ale nie znalazłeś tam innych korytarzy. Tomasz mówi </text:span><text:span text:style-name="T6">ci</text:span><text:span text:style-name="T1">, że niedawno, jak jeden ze strażników przechodził koło niego to zabrał mu klucz. Jednak nie uciekł, wiedział, że mu się nie uda.</text:span></text:p>
      <text:p text:style-name="P18"><text:span text:style-name="T3">Mówi </text:span><text:span text:style-name="T6">ci</text:span><text:span text:style-name="T3">, gdzie go schował i</text:span><text:span text:style-name="T1"> że możesz otworzyć drzwi, </text:span><text:span text:style-name="T3">a</text:span><text:span text:style-name="T1">le strażnicy zapewne od razu się na ciebie rzucą z bronią.</text:span></text:p>
      <text:p text:style-name="P19"><text:span text:style-name="T1">Idziesz korytarzem do końca, znajduje się tam pokój straży, nikogo nie ma w środku. Zabierasz klucze i uzbrojenie z pomieszczenia straży i zaczynasz przeszukiwać cele. W jednej z cel natyk</text:span><text:span text:style-name="T4">a</text:span><text:span text:style-name="T1">sz się na zombie w żelaznej zbroi. Rzuca się na </text:span><text:span text:style-name="T7">c</text:span><text:span text:style-name="T1">iebie, ale pokonujesz go.</text:span></text:p>
      <text:p text:style-name="P19"><text:span text:style-name="T5">Obok</text:span><text:span text:style-name="T1"> zombie jest NPC, który woła o pomoc, ale nie zdążasz. </text:span><text:span text:style-name="T5">G</text:span><text:span text:style-name="T1">inie od ra</text:span><text:span text:style-name="T34">n</text:span><text:span text:style-name="T1"> zadanych przez tego żelaznego zombie. Miał przy sobie notkę, która </text:span><text:span text:style-name="T33">okazuje się wyrwaną kartką z dziennika. Są na niej informacje o Itargii i strzępy informacji o planach janiela.</text:span><text:span text:style-name="T1"> </text:span><text:span text:style-name="T63">&lt;wymyślić skąd tam ta kartka, kim był ten zombie&gt;</text:span></text:p>
      <text:p text:style-name="P20"><text:span text:style-name="T1">Okazuje się, że jesteś jedną z niewielu osób, które mogą go pokonać </text:span><text:span text:style-name="T58">&lt;Tu Wymyślić Jakiś Epizod, Dlaczego </text:span><text:span text:style-name="T59">Akurat</text:span><text:span text:style-name="T58"> Ty Możesz Go Pokonać&gt;</text:span><text:span text:style-name="T1">. Mówi </text:span><text:span text:style-name="T5">[ta notatka] </text:span><text:span text:style-name="T1">o </text:span><text:span text:style-name="T5">t</text:span><text:span text:style-name="T1">obie, jako kimś, kogo Janiel bardzo się obawia </text:span><text:span text:style-name="T59">&lt;Tu Wymyślić Dlaczego&gt;</text:span><text:span text:style-name="T1">, ale jesteś sceptyczny co do </text:span><text:span text:style-name="T8">prawdziwości przeczytanych informacji</text:span><text:span text:style-name="T1">. </text:span><text:span text:style-name="T8">Wiesz jednak, że m</text:span><text:span text:style-name="T1">usisz </text:span><text:span text:style-name="T9">go </text:span><text:span text:style-name="T1"><text:s/>powstrzymać za wszelką cenę. </text:span><text:span text:style-name="T10">A</text:span><text:span text:style-name="T1">le najpierw trzeba go znaleźć…</text:span></text:p>
      <text:p text:style-name="P21"><text:soft-page-break/><text:span text:style-name="T1">Przechodzisz przez drzwi do sektora straży, przeszukujesz </text:span><text:span text:style-name="T53">kilka</text:span><text:span text:style-name="T1"> pomieszczeń i wychodzisz </text:span><text:span text:style-name="T54">na</text:span><text:span text:style-name="T1"> poziomie niżej. Znajduje się tu kilku strażników, ale dajesz sobie z nimi radę. Szukasz pomieszczenia straży, w którym jest miniboss - "Straż Janiela".</text:span></text:p>
      <text:p text:style-name="P13">Pokonujesz go i dropi z niego klucz do Kwatery Janiela i Schowka Janiela.</text:p>
      <text:p text:style-name="P21"><text:span text:style-name="T1">Szukasz jeszcze troch</text:span><text:span text:style-name="T11">ę</text:span><text:span text:style-name="T1"> po więzieniu, zabijasz kilka ochroniarzy i idziesz do kwatery Janiela. W środku spotkasz wyżej wymienionego, wywiązuje się trudna walka. </text:span><text:span text:style-name="T11">L</text:span><text:span text:style-name="T1">ecz gdy już wydaje się, że wygrasz, </text:span><text:span text:style-name="T11">c</text:span><text:span text:style-name="T1">iężko ranny Janiel, razem z </text:span><text:span text:style-name="T5">jego przydupasem</text:span><text:span text:style-name="T1"> Melganem, ucieka do jaskiń…</text:span></text:p>
      <text:p text:style-name="P21"><text:span text:style-name="T1">Gubi klucz, oraz </text:span><text:span text:style-name="T12">swoje</text:span><text:span text:style-name="T1"> obsydianow</text:span><text:span text:style-name="T11">e ostrze</text:span><text:span text:style-name="T1">.</text:span></text:p>
      <text:p text:style-name="P8"/>
      <text:p text:style-name="P28"/>
      <text:p text:style-name="P8"><text:tab/><text:tab/>JASKINIE</text:p>
      <text:p text:style-name="P8"/>
      <text:p text:style-name="P22"><text:span text:style-name="T1">Pędzisz za nim aby go dobić. Po </text:span><text:span text:style-name="T13">kilkudziesięciu</text:span><text:span text:style-name="T1"> minutach błądzenia w jaskiniach, udaje </text:span><text:span text:style-name="T16">c</text:span><text:span text:style-name="T1">i się. Świat może odetchnąć, przynajmniej na chwilę... Jedno z głównych ogniw napędzających plagę </text:span><text:span text:style-name="T14">zombie </text:span><text:span text:style-name="T1">w tym re</text:span><text:span text:style-name="T14">gi</text:span><text:span text:style-name="T1">onie jest zniszczone.</text:span></text:p>
      <text:p text:style-name="P22"><text:span text:style-name="T14">Wracasz się i i</text:span><text:span text:style-name="T1">dziesz na górę przez drzwi, które otworzysz kluczem wydropionym z Janiela.</text:span></text:p>
      <text:p text:style-name="P22"><text:span text:style-name="T1">Napotykasz tam rannego NPC, który mówi </text:span><text:span text:style-name="T15">c</text:span><text:span text:style-name="T1">i </text:span><text:span text:style-name="T20">o</text:span><text:span text:style-name="T1"> </text:span><text:span text:style-name="T20">Thorianie </text:span><text:span text:style-name="T61">&lt;Tu Wymyślić Coś Ciekawego O Tym Mieście,</text:span><text:span text:style-name="T70"> Coś z bogami, zarazą i pajęczym bossem - Bhaal’em</text:span><text:span text:style-name="T61">&gt;</text:span><text:span text:style-name="T1">, </text:span><text:span text:style-name="T20">musisz tam iść, </text:span><text:span text:style-name="T1">pomóc mieszkańcom uporać się z zarazą. </text:span><text:span text:style-name="T60">&lt;Tu Wymyślić jakiś epizod z tym co się działo w mieście, </text:span><text:span text:style-name="T69">Ogólnie jest zaraza, i ludzie umierają, więcej info poniżej</text:span><text:span text:style-name="T60">&gt;</text:span></text:p>
      <text:p text:style-name="P23"><text:span text:style-name="T1">Mówi </text:span><text:span text:style-name="T14">c</text:span><text:span text:style-name="T1">i o przystani, której Janiel używał do transportu zaopatrzenia. Niedawno zadokował tam </text:span><text:span text:style-name="T30">statek </text:span><text:span text:style-name="T55">transportowy</text:span><text:span text:style-name="T1">, może uda </text:span><text:span text:style-name="T14">c</text:span><text:span text:style-name="T1">i się znaleźć kogoś żywego na pokładzie.</text:span></text:p>
      <text:p text:style-name="P24"><text:span text:style-name="T17">Idziesz tam, n</text:span><text:span text:style-name="T1">a pokładzie </text:span><text:span text:style-name="T17">znajdujesz</text:span><text:span text:style-name="T1"> </text:span><text:span text:style-name="T56">(niekompletną) </text:span><text:span text:style-name="T17">załogę łodzi</text:span><text:span text:style-name="T1">.</text:span></text:p>
      <text:p text:style-name="P14">Są zdziwieni tym, że nikt nie zgłosił się po odbiór ładunku, pytają czy coś o tym wiesz. Mówią, że ładunek zamawiał niejaki Janiel, ale nigdy nie odbierał osobiście, zawsze za pośrednictwem kogoś innego. Mówisz im o Janielu, o tym kim był i że nie żyje. Prosisz o transport do Thoriany. Akurat mają po drodze, odpowiadają, że cię podrzucą.</text:p>
      <text:p text:style-name="P24"><text:span text:style-name="T1"><text:s/></text:span><text:span text:style-name="T17">T</text:span><text:span text:style-name="T1">ransportuj</text:span><text:span text:style-name="T18">ą c</text:span><text:span text:style-name="T1">ię do przystani nieopodal </text:span><text:span text:style-name="T19">Thoriany</text:span><text:span text:style-name="T1">.</text:span></text:p>
      <text:p text:style-name="P28"/>
      <text:p text:style-name="P8"><text:tab/><text:tab/><text:span text:style-name="T93">THORIANIE</text:span></text:p>
      <text:p text:style-name="P8"/>
      <text:p text:style-name="P16"><text:soft-page-break/><text:span text:style-name="T1">W </text:span><text:span text:style-name="T57">Thorianie</text:span><text:span text:style-name="T1"> okazuje się, że </text:span><text:span text:style-name="T22">jest gorzej niż przypuszczałeś</text:span><text:span text:style-name="T1">. Ludność od </text:span><text:span text:style-name="T22">dłuższego</text:span><text:span text:style-name="T1"> czasu zmaga się z tajemniczą mroczną klątwą. Obywatele miasta powoli i w cierpieniu zmieniają się w krwiożercze bestie. </text:span></text:p>
      <text:p text:style-name="P26">&lt;Tutaj wymyślić coś o Bhaal’u – Nowym słudze Nase, którego zmienił w pająka, aby nie mógł go zdradzić&gt;</text:p>
      <text:p text:style-name="P26">&lt;Wymyślić skąd się wziął, dlaczego tu jest i jakiś opis walki mieszkańców z nim.&gt;</text:p>
      <text:p text:style-name="P27"><text:span text:style-name="T26">Aby zdobyć klucz, którym zamknięto Bhaal’a musisz pokonać Pajęczą Królową </text:span><text:span text:style-name="T64">&lt;Wymyślić skąd klólowa się wzięła&gt;</text:span><text:span text:style-name="T26">, wypadnie z niej owy klucz. Następnie idziesz i p</text:span><text:span text:style-name="T1">okonujesz </text:span><text:span text:style-name="T27">samego Pajęczego </text:span><text:span text:style-name="T28">bossa. </text:span><text:span text:style-name="T29">Jeśli wykonałeś zadanie poboczne dla alchemika </text:span><text:span text:style-name="T77">(Silnie zalecane, bez tego Bhaal jest praktycznie niezabijalny)</text:span><text:span text:style-name="T29">, będziesz miał Miksturę Odwołania. Natychmiast po wejściu do pomieszczenia z bossem rzuć nią w Bhaal’a, aby go osłabić</text:span><text:span text:style-name="T1">.</text:span></text:p>
      <text:p text:style-name="P25"><text:span text:style-name="T71">Krótkie streszczenie walki:</text:span><text:span text:style-name="T23"> Bhaal przychodzi do miasta, rozpierdala wielką wyrwę, efektywnie przedzielając miasto na pół. Zaraża mieszkańców </text:span><text:span text:style-name="T38">w tajemniczy sposób</text:span><text:span text:style-name="T23">, </text:span><text:span text:style-name="T62">WYMYŚLIĆ JAKĄ </text:span><text:span text:style-name="T66">ZARAZĄ</text:span><text:span text:style-name="T23">. Po trudnej walce mieszkańcom udaje się zamknąć go w jaskinii, do której wejście znajduje się w wyrwie, którą stworzył.</text:span></text:p>
      <text:p text:style-name="P15"/>
      <text:p text:style-name="P15"/>
      <text:p text:style-name="P15"/>
      <text:p text:style-name="P15"/>
      <text:p text:style-name="P15"/>
      <text:p text:style-name="P29"/>
      <text:p text:style-name="P15"/>
      <text:p text:style-name="P2">Alchemik miał stworzyć potężną miksturę, ale jeszcze jej nie stworzył. Burmistrz Thoriany dziwi się dlaczego tak długo mu to idzie. Każe Ci pójść do niego i to rozwiązać, a sam zostanie by być z obywatelami miasta, którzy potrzebują jego ochrony.</text:p>
      <text:p text:style-name="P6"><text:span text:style-name="T1">Alchemikowi</text:span><text:span text:style-name="T23"> </text:span><text:span text:style-name="T1">brakuje jednego składnika do stworzenia wywaru. Wywar ten </text:span><text:span text:style-name="T23">jest niezwykle potężn</text:span><text:span text:style-name="T47">ą trucizną</text:span><text:span text:style-name="T23">, </text:span><text:span text:style-name="T1">może </text:span><text:span text:style-name="T48">znacząco </text:span><text:span text:style-name="T1">osłabić </text:span><text:span text:style-name="T23">Bhaal’a, </text:span><text:span text:style-name="T49">jeśli uży</text:span><text:span text:style-name="T50">t</text:span><text:span text:style-name="T49">a w odpowiednim momencie</text:span><text:span text:style-name="T51">.</text:span><text:span text:style-name="T1">- </text:span><text:span text:style-name="T62">Tu wymyślić jakąś słabość Bhaal’a, którą Nase stworzył, aby mógł przejąć nad nim kontrolę na wypadek zdrady.</text:span></text:p>
      <text:p text:style-name="P6"><text:span text:style-name="T1">Składnikiem tym jest </text:span><text:span text:style-name="T37">n</text:span><text:span text:style-name="T92">iezwykle potęż</text:span><text:span text:style-name="T37">na </text:span><text:span text:style-name="T35">roślina - </text:span><text:span text:style-name="T86">Czyrakobulwa Gwi</text:span><text:span text:style-name="T91">e</text:span><text:span text:style-name="T86">ździsta</text:span><text:span text:style-name="T1">. </text:span><text:span text:style-name="T35">Niestety jedyne miejsce w którym r</text:span><text:span text:style-name="T39">o</text:span><text:span text:style-name="T35">śnie to Świątynia Tytanów, na grobie </text:span><text:span text:style-name="T52">L</text:span><text:span text:style-name="T35">orda Upadłych Aniołów – „Zakhar’ów”. S</text:span><text:span text:style-name="T46">ama roślina emanuje niewiarygodnie potężną negatywną energią. W przeszłości była </text:span><text:span text:style-name="T45">często </text:span><text:span text:style-name="T46">używana do produkcji bardzo silnych trucizn.</text:span></text:p>
      <text:p text:style-name="P7"><text:span text:style-name="T1">Po drodze spotykasz barykadę, niedawno została zaatakowana przez widma i </text:span><text:span text:style-name="T42">demony</text:span><text:span text:style-name="T1"> z </text:span><text:span text:style-name="T43">Przeklętej P</text:span><text:span text:style-name="T1">uszczy.</text:span></text:p>
      <text:p text:style-name="P7"><text:soft-page-break/><text:span text:style-name="T41">W puszczy znajdują się ruiny pradawnych </text:span><text:span text:style-name="T40">k</text:span><text:span text:style-name="T41">atakumb, </text:span><text:span text:style-name="T36">wewnątrz Świątyni Tytanów</text:span><text:span text:style-name="T41">. W środku będzie można znaleźć kilku </text:span><text:span text:style-name="T36">Tytanów, Upadłych Aniołów, regularnych przeciwników, </text:span><text:span text:style-name="T31">oraz </text:span><text:span text:style-name="T87">Xazona </text:span><text:span text:style-name="T88">wraz z jego lewą i prawą ręką </text:span><text:span text:style-name="T89">(zausznicy, </text:span><text:span text:style-name="T90">Innarox i Navoz</text:span><text:span text:style-name="T89">)</text:span><text:span text:style-name="T41">.</text:span><text:span text:style-name="T67"> </text:span><text:span text:style-name="T65">&lt;wymyślić dlaczego </text:span><text:span text:style-name="T68">Xazon „</text:span><text:span text:style-name="T65">upadł” (może coś z klątwą Nase)&gt;</text:span></text:p>
      <text:p text:style-name="P3">Aby do nich wejść potrzebujesz klucza (2 de facto, pierwszy dostaniesz od Alchemika <text:span text:style-name="T81">(do wejścia do <text:s/>świątyni)</text:span>, drugiego <text:span text:style-name="T82">klucza - do katakumb - </text:span>musisz już poszukać sam. <text:span text:style-name="T83">B</text:span>ędzie w opuszczon<text:span text:style-name="T84">ej</text:span> <text:span text:style-name="T84">budowli</text:span> <text:span text:style-name="T82">nieopodal.</text:span></text:p>
      <text:p text:style-name="P4">Po wejściu do świątyni musisz odszukać przełącznik otwierający drzwi do Katakumb. Aby go uruchomić, będziesz potrzebował klucza, który znajdziesz w budynku niedaleko.</text:p>
      <text:p text:style-name="P4">Jak już otworzysz katakumby, nadany zostanie nowy cel zadania – musisz dotrzeć i zebrać boską roślinę, rosnącą na grobie <text:span text:style-name="T94">Xazona</text:span>, która w tym momencie zacznie świecić. <text:span text:style-name="T78">(efekt glowing i custom-model)</text:span></text:p>
      <text:p text:style-name="P5"><text:span text:style-name="T85">Już w pierwszym pomieszczeniu przywita nas Golem, potężna bestia, uwięziona w katakumbach przez nieznany, boski lud. </text:span>W katakumbach znajdziemy duże pomieszczenia, wodospady, akwedukty, ruiny, <text:span text:style-name="T79">przeciwników, umarłych, tytanów</text:span>.</text:p>
      <text:p text:style-name="P6"><text:span text:style-name="T1">Eliksir </text:span><text:span text:style-name="T44">rozkładu</text:span><text:span text:style-name="T1"> - Po rzuceniu nim w pajęczego bossa - </text:span><text:span text:style-name="T21">Bhaal’a</text:span><text:span text:style-name="T1"> sprawia, że jego umiejętności spadną a zachowanie stanie się bardziej chaotyczne </text:span><text:span text:style-name="T32">(w praktyce umożliwia jego pokonanie)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l" fo:country="PL" style:letter-kerning="fals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true"/>
      <style:text-properties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loext:contextual-spacing="false"/>
      <style:text-properties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loext:contextual-spacing="false" fo:line-height="113%"/>
      <style:text-properties style:font-name="Cambria" fo:font-family="Cambria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353cm" fo:margin-bottom="0cm" loext:contextual-spacing="false"/>
      <style:text-properties style:font-name="Cambria" fo:font-family="Cambria" style:font-family-generic="roman" style:font-pitch="variable" fo:font-style="italic" fo:font-weight="bold" style:font-name-asian="Segoe UI" style:font-family-asian="'Segoe UI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loext:contextual-spacing="false"/>
      <style:text-properties fo:color="#7f7f7f" style:font-name="Cambria" fo:font-family="Cambria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cm" fo:margin-bottom="0cm" loext:contextual-spacing="false" fo:line-height="113%"/>
      <style:text-properties fo:color="#7f7f7f" style:font-name="Cambria" fo:font-family="Cambria" style:font-family-generic="roman" style:font-pitch="variable" fo:font-style="italic" fo:font-weight="bold" style:font-name-asian="Segoe UI" style:font-family-asian="'Segoe UI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cm" fo:margin-bottom="0cm" loext:contextual-spacing="false"/>
      <style:text-properties style:font-name="Cambria" fo:font-family="Cambria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cm" loext:contextual-spacing="false"/>
      <style:text-properties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cm" fo:margin-bottom="0cm" loext:contextual-spacing="false"/>
      <style:text-properties style:font-name="Cambria" fo:font-family="Cambria" style:font-family-generic="roman" style:font-pitch="variable" fo:font-size="10pt" fo:letter-spacing="0.009cm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Title" style:family="paragraph" style:parent-style-name="Standard" style:default-outline-level="" style:class="chapter">
      <style:paragraph-properties fo:margin-top="0cm" fo:margin-bottom="0.353cm" loext:contextual-spacing="true" fo:line-height="100%" fo:padding-left="0cm" fo:padding-right="0cm" fo:padding-top="0cm" fo:padding-bottom="0.035cm" fo:border-left="none" fo:border-right="none" fo:border-top="none" fo:border-bottom="0.51pt solid #00000a"/>
      <style:text-properties style:font-name="Cambria" fo:font-family="Cambria" style:font-family-generic="roman" style:font-pitch="variable" fo:font-size="26pt" fo:letter-spacing="0.009cm" style:font-name-asian="Segoe UI" style:font-family-asian="'Segoe UI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/>
    </style:style>
    <style:style style:name="Subtitle" style:family="paragraph" style:parent-style-name="Standard" style:default-outline-level="" style:class="chapter">
      <style:paragraph-properties fo:margin-top="0cm" fo:margin-bottom="1.058cm" loext:contextual-spacing="false"/>
      <style:text-properties style:font-name="Cambria" fo:font-family="Cambria" style:font-family-generic="roman" style:font-pitch="variable" fo:font-size="12pt" fo:letter-spacing="0.023cm" fo:font-style="italic" style:font-name-asian="Segoe UI" style:font-family-asian="'Segoe UI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Quote" style:family="paragraph" style:parent-style-name="Standard" style:default-outline-level="">
      <style:paragraph-properties fo:margin-left="0.635cm" fo:margin-right="0.635cm" fo:margin-top="0.353cm" fo:margin-bottom="0cm" loext:contextual-spacing="false" fo:text-indent="0cm" style:auto-text-indent="false"/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default-outline-level="">
      <style:paragraph-properties fo:margin-left="1.778cm" fo:margin-right="2.032cm" fo:margin-top="0.353cm" fo:margin-bottom="0.494cm" loext:contextual-spacing="false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a"/>
      <style:text-properties fo:font-style="italic" fo:font-weight="bold" style:font-style-asian="italic" style:font-weight-asian="bold" style:font-style-complex="italic" style:font-weight-complex="bold"/>
    </style:style>
    <style:style style:name="TOC_20_Heading" style:display-name="TOC Heading" style:family="paragraph" style:parent-style-name="Heading_20_1" style:default-outline-level="">
      <style:text-properties style:language-complex="en" style:country-complex="US"/>
    </style:style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Nagłówek_20_2_20_Znak" style:display-name="Nagłówek 2 Znak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Nagłówek_20_3_20_Znak" style:display-name="Nagłówek 3 Znak" style:family="text" style:parent-style-name="Default_20_Paragraph_20_Font">
      <style:text-properties style:font-name="Cambria" fo:font-family="Cambria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Nagłówek_20_4_20_Znak" style:display-name="Nagłówek 4 Znak" style:family="text" style:parent-style-name="Default_20_Paragraph_20_Font">
      <style:text-properties style:font-name="Cambria" fo:font-family="Cambria" style:font-family-generic="roman" style:font-pitch="variable" fo:font-style="italic" fo:font-weight="bold" style:font-name-asian="Segoe UI" style:font-family-asian="'Segoe UI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Nagłówek_20_5_20_Znak" style:display-name="Nagłówek 5 Znak" style:family="text" style:parent-style-name="Default_20_Paragraph_20_Font">
      <style:text-properties fo:color="#7f7f7f" style:font-name="Cambria" fo:font-family="Cambria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Nagłówek_20_6_20_Znak" style:display-name="Nagłówek 6 Znak" style:family="text" style:parent-style-name="Default_20_Paragraph_20_Font">
      <style:text-properties fo:color="#7f7f7f" style:font-name="Cambria" fo:font-family="Cambria" style:font-family-generic="roman" style:font-pitch="variable" fo:font-style="italic" fo:font-weight="bold" style:font-name-asian="Segoe UI" style:font-family-asian="'Segoe UI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Nagłówek_20_7_20_Znak" style:display-name="Nagłówek 7 Znak" style:family="text" style:parent-style-name="Default_20_Paragraph_20_Font">
      <style:text-properties style:font-name="Cambria" fo:font-family="Cambria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Nagłówek_20_8_20_Znak" style:display-name="Nagłówek 8 Znak" style:family="text" style:parent-style-name="Default_20_Paragraph_20_Font">
      <style:text-properties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style:style style:name="Nagłówek_20_9_20_Znak" style:display-name="Nagłówek 9 Znak" style:family="text" style:parent-style-name="Default_20_Paragraph_20_Font">
      <style:text-properties style:font-name="Cambria" fo:font-family="Cambria" style:font-family-generic="roman" style:font-pitch="variable" fo:font-size="10pt" fo:letter-spacing="0.009cm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Tytuł_20_Znak" style:display-name="Tytuł Znak" style:family="text" style:parent-style-name="Default_20_Paragraph_20_Font">
      <style:text-properties style:font-name="Cambria" fo:font-family="Cambria" style:font-family-generic="roman" style:font-pitch="variable" fo:font-size="26pt" fo:letter-spacing="0.009cm" style:font-name-asian="Segoe UI" style:font-family-asian="'Segoe UI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/>
    </style:style>
    <style:style style:name="Podtytuł_20_Znak" style:display-name="Podtytuł Znak" style:family="text" style:parent-style-name="Default_20_Paragraph_20_Font">
      <style:text-properties style:font-name="Cambria" fo:font-family="Cambria" style:font-family-generic="roman" style:font-pitch="variable" fo:font-size="12pt" fo:letter-spacing="0.023cm" fo:font-style="italic" style:font-name-asian="Segoe UI" style:font-family-asian="'Segoe UI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Strong" style:family="text">
      <style:text-properties fo:font-weight="bold" style:font-weight-asian="bold" style:font-weight-complex="bold"/>
    </style:style>
    <style:style style:name="Emphasis" style:family="text"/>
    <style:style style:name="Cytat_20_Znak" style:display-name="Cytat Znak" style:family="text" style:parent-style-name="Default_20_Paragraph_20_Font">
      <style:text-properties fo:font-style="italic" style:font-style-asian="italic" style:font-style-complex="italic"/>
    </style:style>
    <style:style style:name="Cytat_20_intensywny_20_Znak" style:display-name="Cytat intensywny Znak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>
      <style:text-properties fo:font-style="italic" style:font-style-asian="italic" style:font-style-complex="italic"/>
    </style:style>
    <style:style style:name="Intense_20_Emphasis" style:display-name="Intense Emphasis" style:family="text">
      <style:text-properties fo:font-weight="bold" style:font-weight-asian="bold" style:font-weight-complex="bold"/>
    </style:style>
    <style:style style:name="Subtle_20_Reference" style:display-name="Subtle Reference" style:family="text">
      <style:text-properties fo:font-variant="small-caps"/>
    </style:style>
    <style:style style:name="Intense_20_Reference" style:display-name="Intense Reference" style:family="text">
      <style:text-properties fo:font-variant="small-caps" fo:letter-spacing="0.009cm" style:text-underline-style="solid" style:text-underline-width="auto" style:text-underline-color="font-color"/>
    </style:style>
    <style:style style:name="Book_20_Title" style:display-name="Book Title" style:family="text">
      <style:text-properties fo:font-variant="small-caps" fo:letter-spacing="0.009cm"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0.824cm" fo:margin-right="0.86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</meta:initial-creator>
    <meta:editing-cycles>134</meta:editing-cycles>
    <meta:creation-date>2018-03-14T00:02:00</meta:creation-date>
    <dc:date>2018-04-12T17:59:20.614000000</dc:date>
    <meta:editing-duration>PT18H38M53S</meta:editing-duration>
    <meta:generator>LibreOffice/6.0.2.1$Windows_x86 LibreOffice_project/f7f06a8f319e4b62f9bc5095aa112a65d2f3ac89</meta:generator>
    <meta:document-statistic meta:table-count="0" meta:image-count="0" meta:object-count="0" meta:page-count="5" meta:paragraph-count="55" meta:word-count="1479" meta:character-count="9782" meta:non-whitespace-character-count="8343"/>
    <meta:user-defined meta:name="AppVersion">14.0000</meta:user-defined>
    <meta:user-defined meta:name="Company">Ace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